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7.97mm"/>
    </style:style>
    <style:style style:name="co2" style:family="table-column">
      <style:table-column-properties fo:break-before="auto" style:column-width="227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54mm" fo:break-before="auto" style:use-optimal-row-height="true"/>
    </style:style>
    <style:style style:name="ro3" style:family="table-row">
      <style:table-row-properties style:row-height="23.02mm" fo:break-before="auto" style:use-optimal-row-height="true"/>
    </style:style>
    <style:style style:name="ro4" style:family="table-row">
      <style:table-row-properties style:row-height="18.52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mm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language="fr" fo:country="F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Liberation Sans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size="12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9"/>
        <table:table-column table:style-name="co2" table:default-cell-style-name="ce9"/>
        <table:table-column table:style-name="co3" table:number-columns-repeated="1022" table:default-cell-style-name="ce9"/>
        <table:table-row table:style-name="ro1">
          <table:table-cell table:style-name="ce8" office:value-type="string" calcext:value-type="string">
            <text:p>user stories</text:p>
          </table:table-cell>
          <table:table-cell table:style-name="ce13" office:value-type="string" calcext:value-type="string">
            <text:p>critère d’acceptation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 table:number-columns-spanned="2" table:number-rows-spanned="1">
            <text:p>Page de connexion</text:p>
          </table:table-cell>
          <table:covered-table-cell table:style-name="ce14"/>
          <table:table-cell table:style-name="ce10" table:number-columns-repeated="1022"/>
        </table:table-row>
        <table:table-row table:style-name="ro1">
          <table:table-cell office:value-type="string" calcext:value-type="string">
            <text:p>En tant que visiteur du site, je veux <text:s/>créer mon compte afin d’accéder aux fonctionnalités du sit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En tant que visiteur du site, je veux <text:s/>me connecter, afin de d’accéder au site</text:p>
          </table:table-cell>
          <table:table-cell office:value-type="string" calcext:value-type="string">
            <text:p><text:span text:style-name="T3">Scenario </text:span>: L’utilisateur du site veut se connecter avec ses informations, </text:p>
            <text:p><text:span text:style-name="T3">Étant donné</text:span> que je ne suis pas connecté et que je suis sur la page de connexion,</text:p>
            <text:p><text:span text:style-name="T3">Lorsque</text:span> je remplis les champs « E-mail » et « Mot de passe » avec mes informations d’authentification </text:p>
            <text:p>Et que je clique sur le bouton « se connecter »</text:p>
            <text:p><text:span text:style-name="T3">Alors</text:span> le système me connecte.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n tant que visiteur du site, je veux <text:s/>récupérer mes identifiants perdu, afin de <text:s/>me connecter</text:p>
          </table:table-cell>
          <table:table-cell office:value-type="string" calcext:value-type="string">
            <text:p><text:span text:style-name="T3">Scenario : </text:span><text:span text:style-name="T4">L’utilisateur du site veut récupérer ses identifiants perdu,</text:span></text:p>
            <text:p><text:span text:style-name="T3">Étant donné </text:span><text:span text:style-name="T4">que j’ai perdu mes identifiants et que je suis sur la page de connexion,</text:span></text:p>
            <text:p><text:span text:style-name="T3">Lorsque </text:span><text:span text:style-name="T4">je clique sur le lien « Mot de passe oublié » et que je remplie le formulaire de récupération de mot de passe</text:span></text:p>
            <text:p><text:span text:style-name="T3">Alors </text:span><text:span text:style-name="T4">je reçois un mail de confirmation avec mon nouveau mot de passe</text:span>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 tant que visiteur du site, je fais une erreur lors de la saisie de mes identifiants</text:p>
          </table:table-cell>
          <table:table-cell office:value-type="string" calcext:value-type="string">
            <text:p><text:span text:style-name="T3">Scenario :</text:span> L’utilisateur du site se trompe lors de la saisie de ses identifiants,</text:p>
            <text:p><text:span text:style-name="T3">Étant</text:span> donné que je me suis tromper lors de la saisie de mes identifiants,</text:p>
            <text:p><text:span text:style-name="T3">Lorsque</text:span> je clique sur le bouton  « se connecter » avec des erreurs d’identifiants</text:p>
            <text:p><text:span text:style-name="T3">Alors</text:span> le site m’affiche une erreur « Identifiants incorrecte »</text:p>
            <text:p/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 table:number-columns-spanned="2" table:number-rows-spanned="1">
            <text:p><text:s/>Interface de chat</text:p>
          </table:table-cell>
          <table:covered-table-cell table:style-name="ce14"/>
          <table:table-cell table:style-name="ce10" table:number-columns-repeated="1022"/>
        </table:table-row>
        <table:table-row table:style-name="ro4">
          <table:table-cell office:value-type="string" calcext:value-type="string">
            <text:p>En tant qu’utilisateur de la plateforme de discussion, je veux <text:s/>envoyer un message, afin de communiquer avec un interlocuteur</text:p>
          </table:table-cell>
          <table:table-cell office:value-type="string" calcext:value-type="string">
            <text:p><text:span text:style-name="T5">Scenario </text:span><text:span text:style-name="T6">: L’utilisateur de la plateforme de discussion veut envoyer un message a son interlocuteur</text:span></text:p>
            <text:p><text:span text:style-name="T5">Étant donné </text:span><text:span text:style-name="T6">que je suis sur la page de discussion et que je veux envoyer un message</text:span></text:p>
            <text:p><text:span text:style-name="T5">Lorsque </text:span><text:span text:style-name="T6">je saisi mon message dans la box « votre texte ici » et que je l’envoi grâce au bouton d’envoi</text:span></text:p>
            <text:p><text:span text:style-name="T5">Alors</text:span><text:span text:style-name="T6"> mon interlocuteur reçois mon message</text:span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span text:style-name="T1">En tant qu’utilisateur de la plateforme de discussion</text:span>, je veux ajouter ou supprimer un contact , afin de pouvoir le retrouver rapidement</text:p>
          </table:table-cell>
          <table:table-cell office:value-type="string" calcext:value-type="string">
            <text:p><text:span text:style-name="T7">Scenario </text:span><text:span text:style-name="T8">: L’utilisateur souhaite ajouter ou supprimer  un contact</text:span></text:p>
            <text:p><text:span text:style-name="T7">Étant donné </text:span><text:span text:style-name="T8">que je suis sur la page de discussion et que je veux ajouter ou supprimer un contact</text:span></text:p>
            <text:p><text:span text:style-name="T7">Lorsque </text:span><text:span text:style-name="T8">j’appuie sur le bouton « ajouter ou supprimer un contact »</text:span></text:p>
            <text:p><text:span text:style-name="T7">Alors</text:span><text:span text:style-name="T8"> je peux saisir le nom de la personne a supprimer ou ajouter en contact</text:span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<text:span text:style-name="T1">En tant qu’utilisateur de la plateforme de discussion</text:span>, je veux voir l’historique des conversations, afin de pouvoir le consulter</text:p>
          </table:table-cell>
          <table:table-cell office:value-type="string" calcext:value-type="string">
            <text:p><text:span text:style-name="T7">Scenario </text:span><text:span text:style-name="T8">: L’utilisateur de la plateforme de discussion veut voir des anciens messages d’une conversation</text:span></text:p>
            <text:p><text:span text:style-name="T7">Étant donné </text:span><text:span text:style-name="T8">que je suis sur la page de discussion et que je veux consulter un ancien message</text:span></text:p>
            <text:p><text:span text:style-name="T7">Lorsque </text:span><text:span text:style-name="T8">je clique sur la conversation qui m’intéresse, je peux remonter le fil de discussion</text:span></text:p>
            <text:p><text:span text:style-name="T7">Alors</text:span><text:span text:style-name="T8"> je peux lire les anciens messages de la discussion</text:span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n tant qu’utilisateur de la plateforme de discussion, je veux pouvoir naviguer d’une conversation à une autre,</text:p>
            <text:p> Afin de discuter avec plusieurs personne en <text:span text:style-name="T2">même</text:span> temps</text:p>
          </table:table-cell>
          <table:table-cell office:value-type="string" calcext:value-type="string">
            <text:p><text:span text:style-name="T7">Scenario </text:span><text:span text:style-name="T8">: L’utilisateur de la plateforme de discussion veut parler avec plusieurs personne en même temps</text:span></text:p>
            <text:p><text:span text:style-name="T7">Étant donné </text:span><text:span text:style-name="T8">que je suis sur la page de discussion et que je parle à plusieurs personne en même temps </text:span></text:p>
            <text:p><text:span text:style-name="T7">Lorsque </text:span><text:span text:style-name="T8">je clique sur les onglets de conversation à gauche de la page</text:span></text:p>
            <text:p><text:span text:style-name="T7">Alors</text:span><text:span text:style-name="T8"> je passe d’une conversation à l’autre</text:span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 table:number-columns-spanned="2" table:number-rows-spanned="1">
            <text:p>Calendrier</text:p>
          </table:table-cell>
          <table:covered-table-cell table:style-name="ce14"/>
          <table:table-cell table:style-name="ce10" table:number-columns-repeated="1022"/>
        </table:table-row>
        <table:table-row table:style-name="ro4">
          <table:table-cell office:value-type="string" calcext:value-type="string">
            <text:p>En tant qu’utilisateur du site, je veux consulter le calendrier, afin de voir les rendez-vous et les tâches</text:p>
          </table:table-cell>
          <table:table-cell office:value-type="string" calcext:value-type="string">
            <text:p><text:span text:style-name="T7">Scenario </text:span><text:span text:style-name="T8">: L’utilisateur du site veut consulter le calendrier pour voir ses prochains rendez-vous et tâches à accomplir</text:span></text:p>
            <text:p><text:span text:style-name="T7">Étant donné </text:span><text:span text:style-name="T8">que je suis sur la page de calendrier</text:span></text:p>
            <text:p><text:span text:style-name="T7">Lorsque </text:span><text:span text:style-name="T8">je le consulte</text:span></text:p>
            <text:p><text:span text:style-name="T7">Alors</text:span><text:span text:style-name="T8"> je peux voir les prochains rendez-vous et tâches avec leurs dates</text:span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 table:number-columns-spanned="2" table:number-rows-spanned="1">
            <text:p><text:s/>Gestion des tâches</text:p>
          </table:table-cell>
          <table:covered-table-cell table:style-name="ce14"/>
          <table:table-cell table:style-name="ce10" table:number-columns-repeated="1022"/>
        </table:table-row>
        <table:table-row table:style-name="ro4">
          <table:table-cell office:value-type="string" calcext:value-type="string">
            <text:p>En tant qu’utilisateur-bénévole, je veux créer des tâches, afin de pouvoir les attribués a un élève</text:p>
          </table:table-cell>
          <table:table-cell office:value-type="string" calcext:value-type="string">
            <text:p><text:span text:style-name="T7">Scenario </text:span><text:span text:style-name="T8">: Un bénévole veut envoyer un exercice à un élève</text:span></text:p>
            <text:p><text:span text:style-name="T7">Étant donné </text:span><text:span text:style-name="T8">que je suis sur la page de gestion des tâches</text:span></text:p>
            <text:p><text:span text:style-name="T7">Lorsque </text:span><text:span text:style-name="T8">je remplie les champs « matière » « élève »  « titre de l’exercice »  et de « dates »</text:span></text:p>
            <text:p><text:span text:style-name="T7">Alors</text:span><text:span text:style-name="T8"> je peux appuyer sur « Ajouter l’exercice » pour envoyer l’exercice a un élève</text:span>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En tant qu’utilisateur-élève, je veux me créer des tâches, afin de pouvoir les faire plus tard</text:p>
          </table:table-cell>
          <table:table-cell office:value-type="string" calcext:value-type="string">
            <text:p><text:span text:style-name="T7">Scenario </text:span><text:span text:style-name="T8">: Un élève veut se créer un exercice</text:span></text:p>
            <text:p><text:span text:style-name="T7">Étant donné </text:span><text:span text:style-name="T8">que je suis sur la page de gestion des tâches</text:span></text:p>
            <text:p><text:span text:style-name="T7">Lorsque </text:span><text:span text:style-name="T8">je remplie les champs « matiere » « titre de l’exercice » et de « dates »</text:span></text:p>
            <text:p><text:span text:style-name="T7">Alors</text:span><text:span text:style-name="T8"> je peux appuyer sur « Ajouter l’exercice » pour me créer ma tâche</text:span></text:p>
          </table:table-cell>
          <table:table-cell table:number-columns-repeated="1022"/>
        </table:table-row>
        <table:table-row table:style-name="ro1">
          <table:table-cell table:style-name="ce11" office:value-type="string" calcext:value-type="string" table:number-columns-spanned="2" table:number-rows-spanned="1">
            <text:p>tableau de bord</text:p>
          </table:table-cell>
          <table:covered-table-cell table:style-name="ce14"/>
          <table:table-cell table:style-name="ce10" table:number-columns-repeated="1022"/>
        </table:table-row>
        <table:table-row table:style-name="ro4">
          <table:table-cell office:value-type="string" calcext:value-type="string">
            <text:p>En tant qu’utilisateur du tableau de bord, je veux consulter des informations, afin d’avoir une récapitulation des informations</text:p>
          </table:table-cell>
          <table:table-cell office:value-type="string" calcext:value-type="string">
            <text:p><text:span text:style-name="T7">Scenario </text:span><text:span text:style-name="T8">: L’utilisateur veut consulter son tableau de bord pour avoir une récapitulation des informations</text:span></text:p>
            <text:p><text:span text:style-name="T7">Étant donné </text:span><text:span text:style-name="T8">que je suis sur mon tableau de bord</text:span></text:p>
            <text:p><text:span text:style-name="T7">Lorsque </text:span><text:span text:style-name="T8">je regarde les tâches à venir ou évènement à venir ainsi que les messages non lu</text:span></text:p>
            <text:p><text:span text:style-name="T7">Alors</text:span><text:span text:style-name="T8"> je peux naviguer directement sur le Calendrier/gestion des exercices/discussion</text:span></text:p>
          </table:table-cell>
          <table:table-cell table:number-columns-repeated="1022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/>
          <table:table-cell table:style-name="ce2"/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9">00/00/0000</text:date>, <text:time style:data-style-name="N2" text:time-value="15:51:18.75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9T10:55:02.168000000</meta:creation-date>
    <dc:date>2021-04-29T16:52:37.868000000</dc:date>
    <meta:editing-duration>PT45M18S</meta:editing-duration>
    <meta:editing-cycles>7</meta:editing-cycles>
    <meta:generator>Neat_Office/6.2.8.2$Windows_x86 LibreOffice_project/</meta:generator>
    <meta:document-statistic meta:table-count="1" meta:cell-count="30" meta:object-count="0"/>
  </office:meta>
</office:document-meta>
</file>